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7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54" style:family="table-cell" style:parent-style-name="Default">
      <style:table-cell-properties fo:border-bottom="0.026cm solid #000000" fo:border-left="none" fo:padding="0.051cm" fo:border-right="none" fo:border-top="none"/>
    </style:style>
    <style:style style:name="ce5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6" style:family="table-cell" style:parent-style-name="Default">
      <style:table-cell-properties fo:border-bottom="none" fo:border-left="0.002cm solid #000000" fo:padding="0.051cm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4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8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8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9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7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8" style:family="table-cell" style:parent-style-name="Default">
      <style:table-cell-properties fo:border-bottom="none" fo:border-left="none" fo:padding="0.051cm" fo:border-right="0.002cm solid #000000" fo:border-top="none"/>
    </style:style>
    <style:style style:name="ce99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0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1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2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3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P</text:p>
          </table:table-cell>
          <table:table-cell table:style-name="ce39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7">
            <text:p>M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F</text:p>
          </table:table-cell>
          <table:table-cell table:style-name="ce39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8">
            <text:p>T</text:p>
          </table:table-cell>
          <table:table-cell table:style-name="ce39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M</text:p>
          </table:table-cell>
          <table:table-cell table:style-name="ce39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3">
            <text:p>N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2"/>
          <table:table-cell table:style-name="ce34" office:value-type="string" table:number-columns-spanned="1" table:number-rows-spanned="9">
            <text:p>N</text:p>
          </table:table-cell>
          <table:table-cell table:style-name="ce39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34"/>
          <table:table-cell table:style-name="ce39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5"/>
          <table:table-cell table:style-name="ce37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3"/>
          <table:table-cell table:style-name="ce37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4">
            <text:p>S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10">
            <text:p>S</text:p>
          </table:table-cell>
          <table:table-cell table:style-name="ce39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6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23cm" draw:caption-point-x="-0.647cm" draw:caption-point-y="0.47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8" office:value-type="string">
            <text:p>registerUser</text:p>
          </table:table-cell>
          <table:table-cell table:style-name="ce88" office:value-type="string">
            <text:p>AC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ListOfRegistrationsReadyForApproval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60" office:value-type="string">
            <text:p>rejectRegistrationRequest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approveAndRegisterUs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L</text:p>
          </table:table-cell>
          <table:table-cell table:style-name="ce58" office:value-type="string">
            <text:p>logUserIn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logUserOut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ogUserOutA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LoggedUs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ListOfAllUs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isUserLoggedIn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8" office:value-type="string">
            <text:p>changePassword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changeEmail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62" office:value-type="string">
            <text:p>getUserSession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63" office:value-type="string">
            <text:p>getUserName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UserRole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viewUserParamet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Autho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Writ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Read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lfRole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8" office:value-type="string">
            <text:p>banUs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4"/>
          <table:table-cell table:style-name="ce61" office:value-type="string">
            <text:p>unbanUser</text:p>
          </table:table-cell>
          <table:table-cell table:style-name="ce90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4" office:value-type="string">
            <text:p>addSection</text:p>
          </table:table-cell>
          <table:table-cell table:style-name="ce91" office:value-type="string">
            <text:p>M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Parent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8" office:value-type="string">
            <text:p>add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T</text:p>
          </table:table-cell>
          <table:table-cell table:style-name="ce68" office:value-type="string">
            <text:p>add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4" office:value-type="string">
            <text:p>add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ext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LatestMessageOf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6" office:value-type="string">
            <text:p>delete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4" office:value-type="string">
            <text:p>listThreadAndMessage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ThreadAndMessagesOnP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OnP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4"/>
          <table:table-cell table:style-name="ce86" office:value-type="string">
            <text:p>listSectionsAndForums</text:p>
          </table:table-cell>
          <table:table-cell table:style-name="ce92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8">
            <text:p>N</text:p>
          </table:table-cell>
          <table:table-cell table:style-name="ce64" office:value-type="string">
            <text:p>addNotification</text:p>
          </table:table-cell>
          <table:table-cell table:style-name="ce88" office:value-type="string">
            <text:p>N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getNotification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85" office:value-type="string">
            <text:p>getNotificationsOnPage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All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nread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countUnread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markNotificationAsRead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7"/>
          <table:table-cell table:style-name="ce86" office:value-type="string">
            <text:p>deleteNotification</text:p>
          </table:table-cell>
          <table:table-cell table:style-name="ce90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7">
            <text:p>S</text:p>
          </table:table-cell>
          <table:table-cell table:style-name="ce63" office:value-type="string">
            <text:p>addSubscription</text:p>
          </table:table-cell>
          <table:table-cell table:style-name="ce93" office:value-type="string">
            <text:p>S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isSelfSubscribed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isUserSubscribed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getSelfSubscriptions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serSubscriptions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deleteSelfSubscription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7"/>
          <table:table-cell table:style-name="ce87" office:value-type="string">
            <text:p>deleteSubscription</text:p>
          </table:table-cell>
          <table:table-cell table:style-name="ce95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 table:number-rows-repeated="104850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1">11/10/2024</text:date>, <text:time>14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1T14:37:34.27</dc:date>
    <meta:editing-duration>P1DT23H45M56S</meta:editing-duration>
    <meta:editing-cycles>229</meta:editing-cycles>
    <meta:generator>OpenOffice/4.1.15$Win32 OpenOffice.org_project/4115m2$Build-9813</meta:generator>
    <meta:document-statistic meta:table-count="4" meta:cell-count="507" meta:object-count="0"/>
  </office:meta>
</office:document-meta>
</file>